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0.15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c9211e" fo:font-size="12pt" style:font-size-asian="12pt" style:font-size-complex="12pt"/>
    </style:style>
    <style:style style:name="ce3" style:family="table-cell" style:parent-style-name="Default">
      <style:table-cell-properties fo:background-color="#000000"/>
      <style:text-properties fo:color="#c9211e"/>
    </style:style>
    <style:style style:name="ce4" style:family="table-cell" style:parent-style-name="Default">
      <style:table-cell-properties fo:background-color="#000000"/>
      <style:text-properties fo:color="#c9211e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Max Ilość punktów do zdobycia</text:p>
          </table:table-cell>
          <table:table-cell/>
          <table:table-cell table:formula="of:=SUM([.D$1:.D$1048576])" office:value-type="float" office:value="36.35" calcext:value-type="float">
            <text:p>36,35</text:p>
          </table:table-cell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Projek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Aplikacja typu timetree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Szczegóły punktacji: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idacja i kompilacja projektu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z logowania aplikacja powinna wyświetlić ekran logowania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jestracja i logowanie użytkowników: użytkownicy powinni mieć możliwość zarejestrowania się w aplikacji oraz zalogowania na swoje konto.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worzenie kalendarzy dla różnych celów (np. praca, rodzina, hobby)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żliwość dodawania wydarzeń z przedziałem czasowym lub opcją na cały dzień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ycja, usuwanie i komentowanie wydarzeń</text:p>
          </table:table-cell>
          <table:table-cell office:value-type="float" office:value="1.05" calcext:value-type="float">
            <text:p>1,0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żliwość dodawania innych użytkowników do kalendarza i przydzielanie im ról (np. właściciel, edytor, czytelnik)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wiadomienia o dodaniu do kalendarza, nowych wydarzeniach lub zbliżających się wydarzeniach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ożliwość wyświetlenia wszystkich wydarzeń z różnych kalendarzy na jednym ekranie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Wyświetlanie najbliższych wydarzeń dla użytkownika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Funkcja wyszukiwania wydarzeń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Wsparcie dla różnych widoków kalendarza (np. miesiąc, tydzień, dzień)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ynchronizacja z innymi kalendarzami (np. Google Calendar, Outlook)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wtarzające się wydarzenia</text:p>
          </table:table-cell>
          <table:table-cell office:value-type="float" office:value="0.7" calcext:value-type="float">
            <text:p>0,7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tawianie przypomnień dla wydarzeń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dostępnianie kalendarza innym użytkownikom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Importowanie/eksportowanie wydarzeń z pliku</text:p>
          </table:table-cell>
          <table:table-cell office:value-type="float" office:value="2.1" calcext:value-type="float">
            <text:p>2,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ożliwość personalizacji wyglądu kalendarza (np. motyw, tło)</text:p>
          </table:table-cell>
          <table:table-cell office:value-type="float" office:value="1.4" calcext:value-type="float">
            <text:p>1,4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worzenie publicznego lub prywatnego kalendarza.</text:p>
          </table:table-cell>
          <table:table-cell table:number-columns-repeated="2"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worzenie listy "do zrobienia" (tasków) dla konkretnego dnia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truktora bazy danych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żliwość dodawania notatek i załączników do wydarzeń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opcja zarządzania użytkownikami (np. dodawanie, usuwanie, zmiana uprawnień)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opcja tworzenia raportów dotyczących kalendarza (np. liczba użytkowników, liczba wydarzeń)</text:p>
          </table:table-cell>
          <table:table-cell office:value-type="float" office:value="2.1" calcext:value-type="float">
            <text:p>2,1</text:p>
          </table:table-cell>
          <table:table-cell table:style-name="ce5" office:value-type="float" office:value="2.1" calcext:value-type="float">
            <text:p>2,1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opcja blokowania użytkowników (np. z powodu nieodpowiedniego zachowania)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plikacja powinna z poziomu administratora mieć możliwość importu/eksportu danych z pliku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yl aplikacji typu REST: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zystanie z asynchroniczności</text:p>
          </table:table-cell>
          <table:table-cell table:number-columns-repeated="2" office:value-type="float" office:value="5.25" calcext:value-type="float">
            <text:p>5,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zystanie z promise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gramowanie funkcyjne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yl kodu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za MongoD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stawianie danych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dycja danych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suwanie danych</text:p>
          </table:table-cell>
          <table:table-cell table:number-columns-repeated="2" office:value-type="float" office:value="3.5" calcext:value-type="float">
            <text:p>3,5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Wyszukiwanie danych (ilość punktów uzależniona od ilości i skomplikowania funkcji wyszukiwania)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Użycie funkcji agregujących (ilość punktów uzależniona od ilości i skomplikowania funkcji agregujących)</text:p>
          </table:table-cell>
          <table:table-cell office:value-type="float" office:value="5.25" calcext:value-type="float">
            <text:p>5,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ne zapytania, które nie są typu CRUD</text:p>
          </table:table-cell>
          <table:table-cell office:value-type="float" office:value="5.25" calcext:value-type="float">
            <text:p>5,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za Neo4J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dawanie dany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dycja dany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wanie dany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Wyszukiwanie danych (ilość punktów uzależniona od ilości i skomplikowania funkcji wyszukiwania)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Użycie funkcji z pakietu APOC (ilość punktów uzależniona od ilości i skomplikowania funkcji APOC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ne zapytania, które nie są typu CRU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datkowo będą brane następujące rzeczy: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zetestowanie aplikacj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ploy aplikacji na przykład w serwisie Heroku/Netlify/Firebase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ne rzeczy, nie pokazane na wykładzie/zajęciach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Ponadto pod ocenę jest brane również: (Brak tych elementów to ujemne punkty od obowiązkowej punktacji zadania!)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storia projektu w repozytorium.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Ocena opisu commitów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Stan repozytorium (żeby nie był śmietnikiem!!!)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formula="of:=SUM([.C3:.C41];[.M53];[.C50];[.C51];[.C52])" office:value-type="float" office:value="68" calcext:value-type="float" table:number-columns-spanned="3" table:number-rows-spanned="1">
            <text:p>68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1:36:01.590693156</meta:creation-date>
    <meta:editing-duration>P3DT21H34M57S</meta:editing-duration>
    <meta:editing-cycles>4</meta:editing-cycles>
    <meta:generator>LibreOffice/7.3.7.2$Linux_X86_64 LibreOffice_project/30$Build-2</meta:generator>
    <dc:date>2023-01-26T19:21:07.312777815</dc:date>
    <meta:document-statistic meta:table-count="1" meta:cell-count="199" meta:object-count="0"/>
  </office:meta>
</office:document-meta>
</file>